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a3e" officeooo:paragraph-rsid="001bca3e"/>
    </style:style>
    <style:style style:name="P2" style:family="paragraph" style:parent-style-name="Standard">
      <style:paragraph-properties fo:text-align="justify" style:justify-single-word="false"/>
      <style:text-properties officeooo:rsid="001bca3e" officeooo:paragraph-rsid="001bca3e"/>
    </style:style>
    <style:style style:name="P3"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bca3e" officeooo:paragraph-rsid="001c72ec" fo:hyphenate="true" fo:hyphenation-remain-char-count="2" fo:hyphenation-push-char-count="2"/>
    </style:style>
    <style:style style:name="P4"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c3d2a" officeooo:paragraph-rsid="001c3d2a" fo:hyphenate="true" fo:hyphenation-remain-char-count="2" fo:hyphenation-push-char-count="2"/>
    </style:style>
    <style:style style:name="P5"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4b08" officeooo:paragraph-rsid="001e4b08" fo:hyphenate="true" fo:hyphenation-remain-char-count="2" fo:hyphenation-push-char-count="2"/>
    </style:style>
    <style:style style:name="P6"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4b08" officeooo:paragraph-rsid="001ec6da" fo:hyphenate="true" fo:hyphenation-remain-char-count="2" fo:hyphenation-push-char-count="2"/>
    </style:style>
    <style:style style:name="P7"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6f3e" officeooo:paragraph-rsid="001e6f3e" fo:hyphenate="true" fo:hyphenation-remain-char-count="2" fo:hyphenation-push-char-count="2"/>
    </style:style>
    <style:style style:name="P8"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c6da" officeooo:paragraph-rsid="001ec6da" fo:hyphenate="true" fo:hyphenation-remain-char-count="2" fo:hyphenation-push-char-count="2"/>
    </style:style>
    <style:style style:name="P9"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0b80a" officeooo:paragraph-rsid="0020b80a" fo:hyphenate="true" fo:hyphenation-remain-char-count="2" fo:hyphenation-push-char-count="2"/>
    </style:style>
    <style:style style:name="P10"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19378" officeooo:paragraph-rsid="00219378" fo:hyphenate="true" fo:hyphenation-remain-char-count="2" fo:hyphenation-push-char-count="2"/>
    </style:style>
    <style:style style:name="P11"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19378" officeooo:paragraph-rsid="0022e582" fo:hyphenate="true" fo:hyphenation-remain-char-count="2" fo:hyphenation-push-char-count="2"/>
    </style:style>
    <style:style style:name="P12"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2e582" officeooo:paragraph-rsid="0022e582" fo:hyphenate="true" fo:hyphenation-remain-char-count="2" fo:hyphenation-push-char-count="2"/>
    </style:style>
    <style:style style:name="P13"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fo:font-weight="bold" officeooo:rsid="0022e582" officeooo:paragraph-rsid="0022e582" style:font-weight-asian="bold" style:font-weight-complex="bold" fo:hyphenate="true" fo:hyphenation-remain-char-count="2" fo:hyphenation-push-char-count="2"/>
    </style:style>
    <style:style style:name="P14" style:family="paragraph" style:parent-style-name="Text_20_body" style:master-page-name="">
      <style:paragraph-properties fo:margin-left="0cm" fo:margin-right="0cm" fo:margin-top="0cm" fo:margin-bottom="0.101cm" loext:contextual-spacing="false" fo:line-height="150%" fo:text-align="justify" style:justify-single-word="false" fo:hyphenation-ladder-count="no-limit" fo:text-indent="0.499cm" style:auto-text-indent="false" style:page-number="auto"/>
      <style:text-properties officeooo:rsid="001bca3e" officeooo:paragraph-rsid="001bca3e" fo:hyphenate="true" fo:hyphenation-remain-char-count="2" fo:hyphenation-push-char-count="2"/>
    </style:style>
    <style:style style:name="P15" style:family="paragraph" style:parent-style-name="Footnote">
      <style:text-properties officeooo:rsid="001e4b08" officeooo:paragraph-rsid="001e4b08"/>
    </style:style>
    <style:style style:name="P16" style:family="paragraph" style:parent-style-name="Footnote">
      <style:text-properties officeooo:rsid="0020b80a" officeooo:paragraph-rsid="0020b80a"/>
    </style:style>
    <style:style style:name="P17" style:family="paragraph" style:parent-style-name="Footnote">
      <style:text-properties officeooo:rsid="00219378" officeooo:paragraph-rsid="00219378"/>
    </style:style>
    <style:style style:name="P18" style:family="paragraph" style:parent-style-name="Footnote" style:master-page-name="">
      <style:paragraph-properties fo:text-align="justify" style:justify-single-word="false" fo:hyphenation-ladder-count="no-limit" style:page-number="auto"/>
      <style:text-properties officeooo:rsid="001e6f3e" officeooo:paragraph-rsid="001e6f3e" fo:hyphenate="true" fo:hyphenation-remain-char-count="2" fo:hyphenation-push-char-count="2"/>
    </style:style>
    <style:style style:name="P19"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c3d2a" officeooo:paragraph-rsid="001c72ec" fo:hyphenate="true" fo:hyphenation-remain-char-count="2" fo:hyphenation-push-char-count="2"/>
    </style:style>
    <style:style style:name="P20"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2e582" officeooo:paragraph-rsid="0022e582" fo:hyphenate="true" fo:hyphenation-remain-char-count="2" fo:hyphenation-push-char-count="2"/>
    </style:style>
    <style:style style:name="P21" style:family="paragraph" style:parent-style-name="Heading_20_1">
      <style:paragraph-properties fo:text-align="center" style:justify-single-word="false"/>
    </style:style>
    <style:style style:name="P22" style:family="paragraph" style:parent-style-name="Footer">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style:font-name="Garamond" fo:font-size="11pt" fo:font-weight="normal" officeooo:rsid="0022e582" officeooo:paragraph-rsid="0022e582" style:font-size-asian="11pt" style:font-weight-asian="normal" style:font-name-complex="Arial" style:font-size-complex="11pt" style:font-weight-complex="normal" fo:hyphenate="true" fo:hyphenation-remain-char-count="2" fo:hyphenation-push-char-count="2"/>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officeooo:rsid="001c3d2a"/>
    </style:style>
    <style:style style:name="T4" style:family="text">
      <style:text-properties officeooo:rsid="001c72ec"/>
    </style:style>
    <style:style style:name="T5" style:family="text">
      <style:text-properties officeooo:rsid="001e4b08"/>
    </style:style>
    <style:style style:name="T6" style:family="text">
      <style:text-properties officeooo:rsid="001e6f3e"/>
    </style:style>
    <style:style style:name="T7" style:family="text">
      <style:text-properties officeooo:rsid="001ec6da"/>
    </style:style>
    <style:style style:name="T8" style:family="text">
      <style:text-properties officeooo:rsid="0020b80a"/>
    </style:style>
    <style:style style:name="T9" style:family="text">
      <style:text-properties officeooo:rsid="0022e582"/>
    </style:style>
    <style:style style:name="T10" style:family="text">
      <style:text-properties officeooo:rsid="002412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 Proseminar „Einführung in die </text:span><text:span text:style-name="T2">Tierethik</text:span><text:span text:style-name="T1">“ +++ Wintersemester </text:span><text:span text:style-name="T2">16/17</text:span><text:span text:style-name="T1"> +++ Dozentin: Jessica </text:span><text:span text:style-name="T2">Ullrich</text:span><text:span text:style-name="T1"> +++ Autor: Emil </text:span><text:span text:style-name="T2">Lefherz</text:span><text:span text:style-name="T1"> +++ Datum: </text:span><text:span text:style-name="T2">08.02.2017</text:span><text:line-break/></text:p>
      <text:p text:style-name="P1"/>
      <text:h text:style-name="P21" text:outline-level="1">Autonomie aller Lebewesen, ohne sich selbst groß anstrengen zu müssen – der anthropozentrische Veganismus</text:h>
      <text:p text:style-name="Text_20_body"/>
      <text:p text:style-name="P14">Natürlich habe ich eine gute Begründung dafür, warum ich mich ungerne für Tiere anstrenge. Im Gegensatz zu vielen anderen Veganer<text:span text:style-name="T10">inne</text:span>n begnüge ich mich damit, sie in Ruhe zu lassen, soweit wie möglich ihre Geschicke und Missgeschicke nicht zu beeinflussen und mein eigenes Leben zu leben. Ich will die <text:span text:style-name="T4">herrschaftsfreie Koexistenz</text:span> aller Individuen bei gleichzeitiger größtmöglicher Pluralität<text:note text:id="ftn1" text:note-class="footnote"><text:note-citation>1</text:note-citation><text:note-body><text:p text:style-name="P15">Dieser Zustand entspricht nicht absoluter Entropie; dort herrschen zwar nicht genügend Unterschiede, um Herrschaft zu ermöglichen, aber auch nicht genügend, um Pluralität zu gewährleisten. Der Idealtyp eines pluralen Systems ist ein komplexes (= extropisches) System, bei dem die Abhängigkeit gering ist.</text:p></text:note-body></text:note>. Und ich glaube, dass sie sich am einfachsten dadurch erreichen lässt, dass man so wenig wie möglich versucht in Glück und Unglück der anderen Lebewesen einzugreifen. Und weil ich das ganze von einem klar und transparent definierten Ausgangspunkt heraus rational argumentiere und es dabei im Gegensatz zu vielen anderen ethischen Argumentationen nicht nur um selbstbezeichnete Menschen<text:note text:id="ftn2" text:note-class="footnote"><text:note-citation>2</text:note-citation><text:note-body><text:p text:style-name="P18">Biologische Kategorien sind nicht ausreichend, um die Spezies eines Individuums festzustellen; man kann gar nicht lange genug versuchen, sich mit allen möglichen anderen Individuen fortzupflanzen, um festzustellen, ob man mit ihnen gemeinsam ein Kind zeugen kann. Diese Kategorie reicht also maximal aus, um Stammbäume in der Genese von Spezien aufzubauen, nicht um die Spezies eines Individuums festzustellen. <text:s text:c="15"/><text:line-break/>Ich halte stattdessen alle Menschen für Menschen, die sich selbst so definieren. Tiere können mir ihre Selbstbezeichnungen in der Regel leider nicht mitteilen, <text:s/>deswegen definiere ich sie hier mal als „alles andere, das rumläuft“. Ja, das trifft erstaunlich oft auf <text:span text:style-name="T7">Kleinkinder</text:span> zu, die sich später als Menschen definieren. Mein Verhältnis zu Kleinkindern ist dem zu Tieren nicht unähnlich: ich esse sie nicht und versuche sie auch sonst zu meiden.</text:p></text:note-body></text:note> geht, darf ich das ganze „Tierethik“ nennen.</text:p>
      <text:p text:style-name="P4">Ich versuche hierbei nicht, Moral zu betreiben. Ich will keine Gesetze erfinden und ich glaube nicht, dass die Welt zum bestmöglichsten Ort wird, wenn sich alle nach denselben Regeln verhalten wie ich. Ich hätte gerne eine plurale Welt voller unabhängiger Individuen, ja – aber vor allem will ich einfach selbst nicht abhängig von anderen sein und ihren Regeln folgen, und Ausdruck einer Pluralität sein, also von anderen unterscheidbar. Demnach sollen sich andere Leute auch selbst Gesetze geben, wenn sie das denn wollen; ich werde ihnen jedenfalls keine geben, sondern schildere nur, was ich persönlich tue und warum ich mich in der existentialistischen Freiheit, zu der ich verurteilt bin, dazu entschieden habe, so wenig wie möglich in die Leben anderer einzugreifen. <text:span text:style-name="T5">Diese Einstellung ist einem Pragmatismus untergeordnet – es wird wahrscheinlich einmal Situationen geben, in denen ich mit diesen Grundsätzen breche. Unter gewissen Umständen kann es nötig sein, Herrschaft anzuwenden, etwa zur Selbstverteidigung.</text:span></text:p>
      <text:p text:style-name="P3"><text:soft-page-break/>Ich komme zu <text:span text:style-name="T5">meinem tierethischen </text:span>Standpunkt über die Rezeption von Lori Gruen. <text:span text:style-name="T3">Gruen kritisiert die sogenannte dualistische Tierethik am Extrembeispiel von Aktivistinnen, die Leiden und Tod von Tieren in Kauf nehmen, um die Befreiung aller Lebewesen zu erreichen: „Rationalität, Rationalisierung und falsche Universalisierungen, die Emotion, Partikularität, Kontext und Verkörperung ausschließen, prägen nicht nur die Einstellungen, die zur globalen Umweltkrise beitragen, sondern erschweren es auch, Lösungen für die Probleme zu entwickeln.“ (Gruen 2014: S.391) </text:span></text:p>
      <text:p text:style-name="P19">Das Kernproblem ist dabei, dass man die partikulare Argumentation dabei nicht zulässt. Zu sagen „wenn ich dieses Tier befreie, wird es zwar draußen umkommen, aber im Käfig hätte es auch nur noch ein paar Tage zu leben“ ist zwar eine rationale Äußerung – aber sie wurde nicht vom Tier selbst getroffen. Es ist eine Entscheidung, die man für ein anderes Lebewesen trifft, und auch wenn es auf einer rationalen Grundlage geschieht, ist es Herrschaft. Rationalität wird hier klar als Herrschaftsinstrument im Sinne der instrumentellen Vernunft missbraucht, um die Welt in universalistische Kategorien einzuordnen, und dann anderen Partikularen das eigene Universal aufzuzwängen – spätestens in der Handlung ist die Herrschaft, die im Denken angelegt ist, vollzogen.</text:p>
      <text:p text:style-name="P5">Lori Gruen entwickelt das Konzept der verflochtenen Empathie, die an die Stelle der dualistischen Rationalität treten soll. <text:span text:style-name="T6">Damit ist ein „komplexer Erkenntnisprozess, bei dem Individuen, die mit anderen empathisieren, zunächst auf den Zustand des anderen Individuums eingehen […] und sich dann unter Einbeziehung der Reflexion in die Lage des anderen hineinversetzen“ (Gruen 2014: S.399) gemeint.</text:span></text:p>
      <text:p text:style-name="P7">Ich bin, wenn es um Tiere geht, sehr unempathisch. Ich habe nie ein Tier besessen (was ich auch für eine sehr unnötige Form der Herrschaft halte) und bin nicht mit Tieren aufgewachsen, ich habe noch nie eine Beziehung zu einem Tier aufgebaut. <text:span text:style-name="T7">Ich kann also nicht mit ihnen kommunizieren, und ihre partikularen Äußerungen und Argumentationen sind mir nicht zugänglich. Und wenn mir jemand ihre Wünsche nicht mitteilen kann, kann ich sie auch nicht erfüllen – ob sie Freiheit anstreben, kann ich das also nicht wissen.</text:span></text:p>
      <text:p text:style-name="P6"><text:span text:style-name="T7">Ihr Leben also für eine Freiheit aufs Spiel zu setzen, von der ich nicht weiß, ob sie sie wollen</text:span>, <text:span text:style-name="T7">erscheint mir unverantwortlich. I</text:span>ch lasse sie lieber in Ruhe. Für mich persönlich besteht keine <text:span text:style-name="T7">pragmatische </text:span>Notwendigkeit, dass ich mich zu Herrschaft gezwungen sähe – <text:span text:style-name="T7">also lasse ich es besser bleiben.</text:span></text:p>
      <text:p text:style-name="P6"><text:span text:style-name="T7">Ich würde aber auch Tierbefreierinnen nicht hindern. Ihre Handlungen können zwei Interessen entgegenstehen: denen der Tiere, die nicht befreit werden wollen, oder denen der Tierbesitzerinnen, die die Tiere behalten wollen. Wir haben hier also einen Konflikt (der auch von beiden so definiert wird) – und ich will ja herrschaftsfreie Verhältnisse, sollte also anstreben, diesen aufzulösen. Wenn das mit diplomatischen Mitteln nicht möglich ist, verteidige ich also die in diesem Verhältnis </text:span><text:soft-page-break/><text:span text:style-name="T7">Schwächeren und solidarisiere mich mit den Tierbefreierinnen gegen Repression ihrer Versuche und würde beispielsweise auf herrschaftsfreie Weise dafür eintreten, dass sie ihre Ziele auf ihre Weise umsetzen können, ihre Autonomie erhalten bleibt.</text:span></text:p>
      <text:p text:style-name="P8">In Bezug auf Fleischverzehr sähe meine ethische Position anders aus, weil die Machtverhältnisse hier anders liegen; und weil hier die Frage des Pragmatismus eine Rolle spielt. <text:span text:style-name="T8">Mein Pragmatismus ermöglicht mir beispielsweise, in Notsituationen Fleisch zu essen, auch wenn ich nicht wissen kann, ob das Tier gegessen werden wollte</text:span><text:span text:style-name="T8"><text:note text:id="ftn3" text:note-class="footnote"><text:note-citation>3</text:note-citation><text:note-body><text:p text:style-name="P16">Es gibt Beispiele für Individuen, die getötet und gegessen werden wollen, <text:span text:style-name="T10">d</text:span>as Opfer des Kannibalen von Rothenburg beispielsweise.</text:p></text:note-body></text:note></text:span><text:span text:style-name="T8">. Herrschaft ist das natürlich auch – aber eine, die ich selbst für notwendig halte. Wenn ich eine Moral aufstellen würde, dann müsste ich jetzt Situationen definieren, in denen Herrschaft legitim ist. Da die Definition einer solchen Moral jedoch instrumentelle Vernunft ist, der Versuch einer Universalisierung auf Kosten von Partikularen, deren Gründe, sich anders zu entscheiden, ich eventuell nicht nachvollziehen kann, lege ich nur ein einziges Kriterium dafür an, ob meine Herrschaft legitim ist: nämlich, weil ich mich selbst dafür entscheide, zu herrschen und dieses Tier zu essen.</text:span></text:p>
      <text:p text:style-name="P9">Ich bin in meiner existentialistischen Freiheit zu einer Entscheidung verurteilt. Selbst wenn eine Moral sagt „Tiere essen ist immer falsch“, ob ich der Moral folge oder nicht, liegt in meiner Hand. Wenn jemand versucht, mich mit Herrschaft zur Befolgung <text:span text:style-name="T10">ihrer</text:span> Moral zu zwingen, bin ich zu der Entscheidung verurteilt, ob ich mich der Herrschaft beuge oder widersetze.</text:p>
      <text:p text:style-name="P9">Andere moralische Kriterien als die „weil ich mich dafür entscheide“ würden diesem Kriterium also sowieso wieder untergeordnet werden. Ich kann so oder so nur hoffen, dass ich, wenn ich mich für Herrschaft entscheide, gute Gründe dafür habe. Und deswegen betrachte ich es als meine mir selbst gegebene Verantwortung, diese Gründe laufend anzuzweifeln, die Wahrnehmungen, aufgrund derer ich sie für valide halte laufend anzuzweifeln, und die Vernunft, die ich als Instrument benutze, um sie mir selbst gegenüber zu legitimieren, laufend anzuzweifeln.</text:p>
      <text:p text:style-name="P9">Jede herrscht. Tiere sogar manchmal noch mehr als Menschen – gerade Tiere, die auf Fleischverzehr angewiesen sind. Andere Gründe für Herrschaft als selbstgewählte und selbstbeurteilte gibt es nicht.</text:p>
      <text:p text:style-name="P10">Es gibt jedoch Vermittlung, Sprache, Kommunikation. Sie ist fehlerhaft, wir können sie nie vollständig in dem Sinne verstehen, wie <text:span text:style-name="T10">die</text:span> Verfasser<text:span text:style-name="T10">in</text:span> der Botschaft sie gemeint hat, weil wir vollständig andere Hintergründe haben als diese; und mit den Medien, die wir derzeit benutzen, ist das auch nicht möglich<text:note text:id="ftn4" text:note-class="footnote"><text:note-citation>4</text:note-citation><text:note-body><text:p text:style-name="P17">Das Videospiel „Deus Ex: Invisible War“ thematisiert ein solches Medium: wenn alle Individuen eine direkte neuronale Kommunikationsleitung in die Gehirne der anderen hätten, wenn wir Gehirnsignale direkt austauschen könnten, ein solches neuronales Netzwerk fiele mir als bestmöglichstes Medium ein, um eine solche Kommunikation zu gewährleisten. Vermutlich wäre eine globale Konsensdemokratie die Folge dieser Erfindung.</text:p></text:note-body></text:note>.</text:p>
      <text:p text:style-name="P10"><text:soft-page-break/>Verflochtene Empathie ist unter diesen Medien ohne Zweifel eines der präzisesten. Sprache istsogar noch effektiver, wenn man nur lange genug redet und in der Lage ist, gewissen Mustern dieselben Namen zu geben.</text:p>
      <text:p text:style-name="P10">Ich kann mit Tieren nicht sprechen. Ich kann auch mit sehr, sehr vielen Menschen nicht sprechen. Eine weitere gute Idee wäre also, viele neue Sprachen zu lernen, damit ich mit anderen Individuen auf eine Weise interagieren kann, die sie nicht als Herrschaft empfinden. <text:span text:style-name="T9">Und damit ich mich nicht mit so vielen Deutschen unterhalten muss. Kommunikation mit Tieren steht allerdings in meiner To-Do-Liste sehr weit hinten, deswegen steht hier auch „anthropozentrisch“ im Titel.</text:span></text:p>
      <text:p text:style-name="P10">Vollkommene Herrschaftslosigkeit macht eine demokratische Gesellschaft eigentlich unmöglich. Mit Individuen, mit denen ich eine Sprache teile, in der wir die Bedingungen dieser Herrschaft gemeinsam aushandeln können, würde ich mich jedoch aus pragmatischen Gründen auf eine Gesellschaft einlassen, auch hier nur unter der Prämisse, dass ich diese Gründe sowie die anderen Bedingungen laufend hinterfrage und auf ihre Notwendigkeit hin überprüfe.</text:p>
      <text:p text:style-name="P11">Und natürlich wünsche ich mir dasselbe von meinen Mitbürgern. Hinterfragt, zweifelt, kritisiert! Und jedesmal, wenn ich euch gegen euren Willen beherrsche, hindert mich daran und zerschlagt die Mittel, mit denen ich es tue! Tiere, <text:span text:style-name="T10">wenn</text:span> ihr nicht gegessen werden wollt, rennt davon, seid feige! </text:p>
      <text:p text:style-name="P12">Und lernt Sprachen, lernt englisch als am weitesten verbreitete und gleichzeitig sehr einfache Sprache, die sich dennoch eignet, komplexe Sachverhalte auszudrücken! Erfindet Kommunikationsmittel und denkt darüber nach, wie ihr sie am herrschaftsfreiesten nutzen könnt!</text:p>
      <text:p text:style-name="P12">Das ist kein Befehl!!!</text:p>
      <text:p text:style-name="P12"/>
      <text:p text:style-name="P12"/>
      <text:p text:style-name="P12"/>
      <text:p text:style-name="P12"/>
      <text:p text:style-name="P12"/>
      <text:p text:style-name="P12"/>
      <text:p text:style-name="P12"/>
      <text:p text:style-name="P12"/>
      <text:p text:style-name="P12"/>
      <text:p text:style-name="P13">Literatur:</text:p>
      <text:p text:style-name="P22">Lori Gruen: Sich Tieren zuwenden: Empathischer Umgang mit der mehr als menschlichen Welt, in: Friederike Schmitz (Hrsg.): Tierethik. Frankfurt 2014, S. 390-4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2:54:22.230554157</meta:creation-date>
    <dc:date>2017-02-08T14:45:55.804868603</dc:date>
    <meta:editing-duration>PT13M40S</meta:editing-duration>
    <meta:editing-cycles>2</meta:editing-cycles>
    <meta:generator>LibreOffice/5.1.4.2$Linux_X86_64 LibreOffice_project/10m0$Build-2</meta:generator>
    <meta:document-statistic meta:table-count="0" meta:image-count="0" meta:object-count="0" meta:page-count="4" meta:paragraph-count="27" meta:word-count="1628" meta:character-count="11317" meta:non-whitespace-character-count="9686"/>
  </office:meta>
</office:document-meta>
</file>